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kko spóźniona ocena sezonu VII</text:p>
      <text:p text:style-name="P2"/>
      <text:p text:style-name="P2">Gray Picture</text:p>
      <text:p text:style-name="P2"/>
      <text:p text:style-name="P2">Jak to już bywa z sezonami, kiedyś muszą się skończyć, a dzięki niesamowitym zdolnościom Hasbro sezon VII skończył się trochę wcześniej niż powinien. Myślę, że już najwyższa pora na małe podsumowanie tego, co mogliśmy obejrzeć.</text:p>
      <text:p text:style-name="P2"/>
      <text:p text:style-name="P2">Wbrew temu, co próbują nam wmówić kucyki, prawdziwą magią nie jest przyjaźń, lecz statystyka i liczby, więc od tego właśnie zaczniemy. Jak w każdym poprzednim sezonie i w tym były lepsze, gorsze oraz całkiem dużo średniaków. Każdemu odcinkowi, tak samo jak w poprzednim sezonie, dawałam ocenę w skali od jednego do dziesięciu. Średnia z tych ocen wynosi równo 6,86. Dla porównania, ocena statystycznego epizodu z sezonu VI była znacznie wyższa, bo wynosiła aż 7,6. Czym jest spowodowana tak różnica w ocenie? Mam wrażenie, że w tym sezonie bardziej krytycznie oceniałam odcinki, wymagałam od nich więcej. Po bardzo dobrym sezonie VI chciałam równie dobrego, a nawet lepszego sezonu VII, przez co niewiele epizodów dostało dziesiątkę. Poza tym, może ilość wyjątkowo dobrych odcinków w tym i zeszłym roku była podobna, ale też nie pamiętam, żeby w poprzednim sezonie zdarzył się jakiś odcinek, który byłby szczególnie zły, a w VII taki był, mianowicie epizod trzeci – „A Flurry of Emotions”. Nie będę ukrywać, że wyjątkowo nie lubię tego małego potworka, jakim jest Flurry. Niewiele lepszy od niego był również odcinek dziewiąty, czyli „Honest Apple”.</text:p>
      <text:p text:style-name="P2"/>
      <text:p text:style-name="P2">Jak sezon VII oceniają bronies? Szybko policzyłam podobną średnią na podstawie najczęściej dawanych ocen w ankietach w tematach poszczególnych epizodów na forum MLPPolska i wyszło mi, że statystyczny odcinek dostałby ocenę równą 9,08. Jest to nieznacznie więcej niż w sezonie VI (który miał średnią równą 8,8) oraz widocznie mniej niż <text:s/>sezonach V i IV, które miały odpowiednio 9,5 i 9,6. Oznaczałoby to, że większości bronies (rzecz jasna tej „większości”, która wypowiedziała się we wcześniej wspomnianych ankietach), w przeciwieństwie do mnie, ten sezon podobał się bardziej niż poprzedni.</text:p>
      <text:p text:style-name="P2"/>
      <text:p text:style-name="P2">O najgorszych odcinkach już było, to teraz najwyższa pora na te, które wyróżniały się w dobry sposób. Maksymalną ocenę otrzymały ode mnie trzy odcinki.</text:p>
      <text:p text:style-name="P2"/>
      <text:p text:style-name="P2">„Fluttershy Leans In” – nie będę ukrywać, że Fluttershy jest moim ulubionym kucykiem już od początku serialu, więc cieszy mnie każdy odcinek, w którym główną pierwsze skrzypce gra ta klacz. Ten epizod był doskonałym podsumowaniem tego, w jaki sposób zmienił się jej charakter w czasie tych siedmiu sezonów. Naprawdę przyjemnie oglądało się, jak Fluttershy zachowywała się asertywnie, dążyła do spełnienia swojej (niezwykle rozczulającej) wizji, ale jednocześnie nie straciła nic ze tej pierwszosezonowej uroczości.</text:p>
      <text:p text:style-name="P2"/>
      <text:p text:style-name="P2">„A Royal Problem” – jeżeli czegoś jestem pewna, to tego, że nigdy nie jest za mało odcinków z księżniczkami Luną i Celestią. A już szczególnie tych odcinków, które zamiast pokazywać je jako doskonałe, mistyczne istoty, pozawalają zobaczyć ich zwykle, prawie przyziemne oblicza. Ten odcinek od początku do końca oglądałam z ogromnym przejęciem, nie mogąc doczekać się, co będzie dalej. Twórcy potwierdzili to, czego większość bronies domyślała się już od dawna – Celestia też obawia się, że może stać się zła. A najbardziej emocjonująca scena, czyli walka między Daybreaker a Nightmare Moon, była jedną z najbardziej epickich bitew tego serialu.</text:p>
      <text:p text:style-name="P2"/>
      <text:p text:style-name="P2">„Shadow Play” – ten finał miał prawie wszystko, czego oczekiwałam. Wielki, zły stwór chcący zniszczyć całą Equestrię? Był. Próba pokonania go przy pomocy magicznych, tęczowych światełek przyjaźni? Była. Przesłodzony morał o tym, że każdy może się zmienić, więc należy dać mu drugą szansę? Też był. Do tego ponownie pojawiły się poznane w tym sezonie kucyki z legend oraz pokazano spory kawałek historii Equestrii. Tak naprawdę brakowało tu tylko jakiejś piosenki.</text:p>
      <text:p text:style-name="P2"/>
      <text:p text:style-name="P2">Naprawdę niewiele gorsze, ale nadal bardzo dobre, były według mnie jeszcze cztery odcinki. „All Bottled Up” – po prostu uwielbiam duet Starlight i Trixie, tę ich specyficzną przyjaźń i wieczne przekomarzanie się. „The Perfect Pear” – od naprawdę długiego czasu czekałam na to, aż twórcy w jakiś sposób rozwiążą kwestię rodziców Applejack. Odcinek był niebywale wzruszający i uroczy. I do tego ta rozczulająca piosenka. „It Isn't the Mane Thing About You” – najzwyczajniej w świecie lubię patrzeć na dramatyzującą Rarity, bawi mnie to, choć poniekąd rozumiem jej problemy i pewne na jej miejscu zachowywałabym się podobnie. I trzeba przyznać, ta jej nowa fryzura była niesamowita. Szkoda tylko, że nie miała jej jeszcze przez kilka następnych odcinków. „A Health of Information” – nowe tereny, choroby, postacie i zwierzęta. Naprawdę niewiele więcej można chcieć. I do tego kolejny odcinek, w którym główną rolę odgrywa Fluttershy.</text:p>
      <text:p text:style-name="P2"/>
      <text:p text:style-name="P2">Zdecydowanie za dużo już tych plusów było. Teraz jest już najwyższy czas na coś ponarzekać. W tym sezonie najbardziej brakowało mi piosenek. Było ich bardzo mało, bo tylko pięć, czyli o ponad połowę mniej niż w sezonie VI. Do tego były one w większości strasznie nijakie i niezapadające w pamięć. Chyba najlepiej świadczy o tym fakt, że prawie każdą musiałam wygooglować, ponieważ kompletnie ich nie pamiętałam, a niektóre piosenki z poprzednich sezonów zdarza mi się co jakiś czas nucić czy ponownie słuchać. Zdecydowanie najlepsza była ta zaśpiewana przez mamę Applejack, czyli „You're In My Head Like a Catchy Song”. Równie piękna, co cały odcinek. Najgorzej natomiast wypadła „Battle for Sugar Belle”. Chciałabym ją wymazać z pamięci.</text:p>
      <text:p text:style-name="P2"/>
      <text:p text:style-name="P2">Ode mnie to już wszystko. Teraz pozostaje tylko czekać na sezon VIII.</text:p>
      <text:p text:style-name="P2"/>
      <text:p text:style-name="P2">Grafiki:</text:p>
      <text:p text:style-name="P2"><text:soft-page-break/></text:p>
      <text:p text:style-name="P2">Banner:</text:p>
      <text:p text:style-name="P2"><text:a xlink:type="simple" xlink:href="https://pre00.deviantart.net/b5fc/th/pre/i/2017/301/f/6/mlp_season_7_in_a_nutshell___complete_by_dm29-dbrue1h.png" text:style-name="Internet_20_link" text:visited-style-name="Visited_20_Internet_20_Link"><text:span text:style-name="T1">https://pre00.deviantart.net/b5fc/th/pre/i/2017/301/f/6/mlp_season_7_in_a_nutshell___complete_by_dm29-dbrue1h.png</text:span></text:a></text:p>
      <text:p text:style-name="P2"><text:a xlink:type="simple" xlink:href="https://dm29.deviantart.com/art/MLP-Season-7-In-A-Nutshell-Complete-711895445" text:style-name="Internet_20_link" text:visited-style-name="Visited_20_Internet_20_Link"><text:span text:style-name="T1">https://dm29.deviantart.com/art/MLP-Season-7-In-A-Nutshell-Complete-711895445</text:span></text:a> &lt;źródło</text:p>
      <text:p text:style-name="P2">lub</text:p>
      <text:p text:style-name="P2"><text:a xlink:type="simple" xlink:href="https://img00.deviantart.net/a20f/i/2017/142/4/2/nightmare_moon_vs_daybreaker___speedpaint_by_scarlet_spectrum-db9vvbf.png" text:style-name="Internet_20_link" text:visited-style-name="Visited_20_Internet_20_Link"><text:span text:style-name="T1">https://img00.deviantart.net/a20f/i/2017/142/4/2/nightmare_moon_vs_daybreaker___speedpaint_by_scarlet_spectrum-db9vvbf.png</text:span></text:a></text:p>
      <text:p text:style-name="P2"><text:a xlink:type="simple" xlink:href="https://www.deviantart.com/art/Nightmare-Moon-Vs-Daybreaker-Speedpaint-681731403" text:style-name="Internet_20_link" text:visited-style-name="Visited_20_Internet_20_Link"><text:span text:style-name="T1">https://www.deviantart.com/art/Nightmare-Moon-Vs-Daybreaker-Speedpaint-681731403</text:span></text:a> &lt;źródło</text:p>
      <text:p text:style-name="P2">Reszta:</text:p>
      <text:p text:style-name="P2"><text:a xlink:type="simple" xlink:href="https://derpicdn.net/img/2017/9/19/1539154/large.png" text:style-name="Internet_20_link" text:visited-style-name="Visited_20_Internet_20_Link"><text:span text:style-name="T1">https://derpicdn.net/img/2017/9/19/1539154/large.png</text:span></text:a></text:p>
      <text:p text:style-name="P2"><text:a xlink:type="simple" xlink:href="https://derpibooru.org/1539154" text:style-name="Internet_20_link" text:visited-style-name="Visited_20_Internet_20_Link"><text:span text:style-name="T1">https://derpibooru.org/1539154</text:span></text:a> &lt;źródło</text:p>
      <text:p text:style-name="P2"><text:a xlink:type="simple" xlink:href="https://i.pinimg.com/originals/cc/81/48/cc81489a259d043a17de49940f639008.png" text:style-name="Internet_20_link" text:visited-style-name="Visited_20_Internet_20_Link"><text:span text:style-name="T1">https://i.pinimg.com/originals/cc/81/48/cc81489a259d043a17de49940f639008.png</text:span></text:a></text:p>
      <text:p text:style-name="P2"><text:a xlink:type="simple" xlink:href="https://derpibooru.org/1468229?q=the+perfect+pear" text:style-name="Internet_20_link" text:visited-style-name="Visited_20_Internet_20_Link"><text:span text:style-name="T1">https://derpibooru.org/1468229?q=the+perfect+pear</text:span></text:a> &lt;źródło</text:p>
      <text:p text:style-name="P2"><text:s/></text:p>
      <text:p text:style-name="P2"><text:s/></text:p>
      <text:p text:style-name="P2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7" meta:word-count="854" meta:character-count="6179" meta:non-whitespace-character-count="5336"/>
    <meta:generator>LibreOfficeDev/5.1.0.3$Linux_X86_64 LibreOffice_project/</meta:generator>
  </office:meta>
</office:document-meta>
</file>